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4e9de" officeooo:paragraph-rsid="0004e9de"/>
    </style:style>
    <style:style style:name="P2" style:family="paragraph" style:parent-style-name="Standard" style:list-style-name="L1">
      <style:text-properties officeooo:rsid="0004e9de" officeooo:paragraph-rsid="000a2a6a"/>
    </style:style>
    <style:style style:name="P3" style:family="paragraph" style:parent-style-name="Standard">
      <style:text-properties style:text-underline-style="none" officeooo:rsid="0006cb63" officeooo:paragraph-rsid="0004e9de"/>
    </style:style>
    <style:style style:name="P4" style:family="paragraph" style:parent-style-name="Standard" style:list-style-name="L1">
      <style:text-properties style:text-underline-style="none" officeooo:rsid="0006cb63" officeooo:paragraph-rsid="0004e9de"/>
    </style:style>
    <style:style style:name="P5" style:family="paragraph" style:parent-style-name="Standard">
      <style:text-properties fo:font-weight="bold" officeooo:rsid="0004e9de" officeooo:paragraph-rsid="000a2a6a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solid" style:text-underline-type="double" style:text-underline-width="auto" style:text-underline-color="font-color" officeooo:rsid="000a2a6a"/>
    </style:style>
    <style:style style:name="T4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0a2a6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>For Gtk<text:span text:style-name="T5">3 </text:span>library References:</text:p>
      <text:list text:style-name="L1">
        <text:list-item>
          <text:p text:style-name="P2"><text:span text:style-name="Strong_20_Emphasis"><text:span text:style-name="T8">GTK 3 Official Documentation: </text:span></text:span><text:a xlink:type="simple" xlink:href="https://docs.gtk.org/gtk3/" text:style-name="Internet_20_link" text:visited-style-name="Visited_20_Internet_20_Link"><text:span text:style-name="T9">https://docs.gtk.org/gtk3/</text:span></text:a></text:p>
        </text:list-item>
        <text:list-item>
          <text:p text:style-name="P4"><text:span text:style-name="Strong_20_Emphasis"><text:span text:style-name="T6">Tutorial by Programmica on GitHub: </text:span></text:span><text:a xlink:type="simple" xlink:href="https://github.com/RainMark/gtk3-tutorial" text:style-name="Internet_20_link" text:visited-style-name="Visited_20_Internet_20_Link">https://github.com/RainMark/gtk3-tutorial</text:a></text:p>
        </text:list-item>
        <text:list-item>
          <text:p text:style-name="P4"><text:span text:style-name="T5">Gnome website: </text:span><text:a xlink:type="simple" xlink:href="https://wiki.gnome.org/HowDoI/Buttons" text:style-name="Internet_20_link" text:visited-style-name="Visited_20_Internet_20_Link">https://wiki.gnome.org/HowDoI/Buttons</text:a>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9de" officeooo:paragraph-rsid="0004e9de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Reference Used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22:56.261799022</meta:creation-date>
    <dc:date>2025-10-22T15:47:48.766132764</dc:date>
    <meta:editing-duration>PT26M2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23" meta:character-count="233" meta:non-whitespace-character-count="217"/>
  </office:meta>
</office:document-meta>
</file>